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Context.Invok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setRedirector( Redirector redir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pushMap( String anchorName , Map 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vokeContext.getMap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dumpParame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vokeContext.isBuildingPipelin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getRedir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vokeContext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getMapByAnchor( String anch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pop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keContext.getProcessingPipeli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vokeContext.pipelineI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InvokeContext( boolean isBuildingPipeline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inform( String pipelineName , Map parameters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keContext.setProcessingPipeline( ProcessingPipeline pipe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setErrorHandler( Sitemap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recompose( Component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